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16e" officeooo:paragraph-rsid="0013116e"/>
    </style:style>
    <style:style style:name="P2" style:family="paragraph" style:parent-style-name="Standard">
      <style:text-properties fo:font-size="22pt" fo:font-weight="bold" officeooo:rsid="0013116e" officeooo:paragraph-rsid="0013116e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2pt" fo:font-weight="bold" officeooo:rsid="0013116e" officeooo:paragraph-rsid="0013116e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0.5pt" fo:font-weight="normal" officeooo:rsid="0013116e" officeooo:paragraph-rsid="0013116e" style:font-size-asian="10.5pt" style:font-weight-asian="normal" style:font-size-complex="10.5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一些经验</text:p>
      <text:p text:style-name="P3">一、如何在使用git时，配置有关文件，使得进行pull/push的时候不输密码，以增加工作效率。</text:p>
      <text:p text:style-name="P1">git config --global credential.helper store</text:p>
      <text:p text:style-name="P1">git pull /git push (这里需要输入用户名和密码，以后就不用啦)</text:p>
      <text:p text:style-name="P1"/>
      <text:p text:style-name="P1">push你的代码 (git push)，这时会让你输入用户名和密码，这一步输入的用户名密码会被记住，下次再push代码时就不用输入用户名密码！这一步会在用户目录下生成文件.git-credential（隐藏文件）记录用户名密码的信息。</text:p>
      <text:p text:style-name="P1">（</text:p>
      <text:p text:style-name="P1">以下是.git-credential文件中的内容，注意到空格用%20表示了：</text:p>
      <text:p text:style-name="P1">https://JOJO%20Young:<text:a xlink:type="simple" xlink:href="mailto: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@github.com" text:style-name="Internet_20_link" text:visited-style-name="Visited_20_Internet_20_Link">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@github.com</text:a></text:p>
      <text:p text:style-name="P1">）</text:p>
      <text:p text:style-name="P1"><text:span text:style-name="T1"/></text:p>
      <text:p text:style-name="P1"><text:span text:style-name="T1">二、为了安全起见，向github上推送或者拉取代码需要输入密钥（针对https玩家），这个密钥不是登录密码，而是登陆github后在设置中系统自动生成的密钥。你可以自己设置密钥的保质期，及时更新可以防止代码被破坏或者窃取。</text:span></text:p>
      <text:p text:style-name="P3"/>
      <text:p text:style-name="P3">三、将本地仓库中的文件夹推送到github上时，如果观察到github上显示的子文件是一个白色的箭头、且文件无法打开。那是因为：</text:p>
      <text:p text:style-name="P3">“</text:p>
      <text:p text:style-name="P4">一个架构系统的demo中，因为里面有几个子系统是clone别人的项目，导致github这个文件夹上显示白色箭头并且不能打开。</text:p>
      <text:p text:style-name="P4">原来是因为这个文件夹里面有.git隐藏文件，github就将该文件夹视为一个子系统模块了。</text:p>
      <text:p text:style-name="P4">解决办法就是：</text:p>
      <text:p text:style-name="P4">1、删除文件夹里面的.git文件夹</text:p>
      <text:p text:style-name="P4">2、执行git rm --cached [文件夹名]</text:p>
      <text:p text:style-name="P4">3、执行git add [文件夹名]（或者git add .）</text:p>
      <text:p text:style-name="P4">4、执行git commit -m "XXXXXX"</text:p>
      <text:p text:style-name="P4">5、执行git push origin [branch_name]</text:p>
      <text:p text:style-name="P3">”</text:p>
      <text:p text:style-name="P3"/>
      <text:p text:style-name="P3">四、git push显示权限不够，往往是没开超级用户权限；显示鉴权失败，应该是未设置专有密钥或者密钥输入错误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20:16:39.216134314</meta:creation-date>
    <dc:date>2022-09-06T20:29:33.175282500</dc:date>
    <meta:editing-duration>PT2M23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22" meta:word-count="545" meta:character-count="843" meta:non-whitespace-character-count="819"/>
  </office:meta>
</office:document-meta>
</file>